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42F00001952000057D967E2556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fo:wrap-option="no-wrap"/>
    </style:style>
    <style:style style:name="gr2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Соединение">
      <style:graphic-properties draw:end-line-spacing-vertical="-1cm"/>
    </style:style>
    <style:style style:name="gr5" style:family="graphic" style:parent-style-name="Соединение">
      <style:graphic-properties draw:start-line-spacing-horizontal="0.5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7" style:family="graphic" style:parent-style-name="objectwithoutfill">
      <style:graphic-properties draw:fill="none"/>
    </style:style>
    <style:style style:name="gr8" style:family="graphic" style:parent-style-name="standard">
      <style:graphic-properties draw:stroke="dash" draw:stroke-dash="Fine_20_Dashed" draw:marker-start-width="0.26cm" draw:marker-end-width="0.31cm"/>
    </style:style>
    <style:style style:name="gr9" style:family="graphic" style:parent-style-name="standard">
      <style:graphic-properties draw:stroke="dash" draw:stroke-dash="Fine_20_Dashed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5cm" fo:min-width="6.5cm"/>
    </style:style>
    <style:style style:name="gr11" style:family="graphic" style:parent-style-name="standard">
      <style:graphic-properties draw:stroke="none" svg:stroke-color="#000000" draw:fill="none" draw:fill-color="#ffffff"/>
    </style:style>
    <style:style style:name="gr12" style:family="graphic" style:parent-style-name="standard">
      <style:graphic-properties draw:textarea-horizontal-align="center" draw:textarea-vertical-align="middle" fo:padding-top="0.1cm" fo:padding-bottom="-0.1cm" fo:wrap-option="no-wrap"/>
    </style:style>
    <style:style style:name="gr13" style:family="graphic" style:parent-style-name="Номерки">
      <style:graphic-properties fo:min-width="0cm"/>
    </style:style>
    <style:style style:name="gr14" style:family="graphic" style:parent-style-name="standard">
      <style:graphic-properties draw:textarea-horizontal-align="center" draw:textarea-vertical-align="middle" fo:padding-top="0cm" fo:padding-bottom="0cm" fo:wrap-option="no-wrap"/>
    </style:style>
    <style:style style:name="gr15" style:family="graphic" style:parent-style-name="Номерки">
      <style:graphic-properties fo:min-height="0.257cm" fo:min-width="0.239cm"/>
    </style:style>
    <style:style style:name="gr16" style:family="graphic" style:parent-style-name="Номерки">
      <style:graphic-properties fo:min-height="0.288cm"/>
    </style:style>
    <style:style style:name="gr17" style:family="graphic" style:parent-style-name="standard">
      <style:graphic-properties draw:textarea-horizontal-align="justify" draw:textarea-vertical-align="bottom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top" draw:auto-grow-width="false" draw:fit-to-size="false"/>
    </style:style>
    <style:style style:name="gr19" style:family="graphic" style:parent-style-name="Номерки">
      <style:graphic-properties fo:min-height="0.185cm" fo:min-width="0.405cm"/>
    </style:style>
    <style:style style:name="gr20" style:family="graphic" style:parent-style-name="Номерки">
      <style:graphic-properties fo:min-height="0.28cm"/>
    </style:style>
    <style:style style:name="gr21" style:family="graphic" style:parent-style-name="Номерки">
      <style:graphic-properties fo:min-height="0.395cm"/>
    </style:style>
    <style:style style:name="gr22" style:family="graphic" style:parent-style-name="Номерки">
      <style:graphic-properties fo:min-height="0.107cm" fo:min-width="0.119cm"/>
    </style:style>
    <style:style style:name="gr23" style:family="graphic" style:parent-style-name="Соединение">
      <style:graphic-properties draw:start-line-spacing-vertical="0.5cm"/>
    </style:style>
    <style:style style:name="gr24" style:family="graphic" style:parent-style-name="Соединение">
      <style:graphic-properties draw:start-line-spacing-horizontal="0.5cm" draw:start-line-spacing-vertical="0cm"/>
    </style:style>
    <style:style style:name="gr25" style:family="graphic" style:parent-style-name="Соединение">
      <style:graphic-properties draw:start-line-spacing-horizontal="0.5cm" draw:start-line-spacing-vertical="0.5cm" draw:end-line-spacing-horizontal="0.4cm" draw:end-line-spacing-vertical="0.8cm"/>
    </style:style>
    <style:style style:name="gr26" style:family="graphic" style:parent-style-name="Соединение">
      <style:graphic-properties draw:marker-end="" draw:start-line-spacing-horizontal="0.3cm" draw:start-line-spacing-vertical="0.5cm"/>
    </style:style>
    <style:style style:name="gr27" style:family="graphic" style:parent-style-name="Соединение">
      <style:graphic-properties draw:marker-start="" draw:marker-end="" draw:start-line-spacing-vertical="0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621cm" fo:min-width="6.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899cm" fo:min-width="6.5cm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hyphenate="true"/>
    </style:style>
    <style:style style:name="P6" style:family="paragraph">
      <style:paragraph-properties fo:text-align="center"/>
      <style:text-properties fo:hyphenate="true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paragraph-properties fo:text-align="center"/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hyphenate="true"/>
    </style:style>
    <style:style style:name="P11" style:family="paragraph">
      <style:paragraph-properties fo:text-align="start"/>
      <style:text-properties fo:hyphenate="true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text-align="start" fo:text-indent="2.205cm">
        <style:tab-stops>
          <style:tab-stop style:position="2.264cm"/>
        </style:tab-stops>
      </style:paragraph-properties>
    </style:style>
    <style:style style:name="P14" style:family="paragraph">
      <style:paragraph-properties fo:margin-left="0cm" fo:margin-right="0cm" fo:text-align="start" fo:text-indent="3.234cm">
        <style:tab-stops>
          <style:tab-stop style:position="2.264cm"/>
        </style:tab-stops>
      </style:paragraph-properties>
    </style:style>
    <style:style style:name="P15" style:family="paragraph">
      <style:paragraph-properties fo:text-align="center"/>
      <style:text-properties fo:font-size="10pt" style:font-size-asian="10pt" style:font-size-complex="10pt" fo:hyphenate="tru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family="'GOST type B'" style:font-pitch="variable"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italic" fo:text-shadow="none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4" draw:id="id4" draw:layer="layout" svg:width="2.25cm" svg:height="1.5cm" svg:x="9cm" svg:y="8.75cm">
          <text:p text:style-name="P1"><text:span text:style-name="T1">log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" draw:id="id7" draw:layer="layout" svg:width="2.25cm" svg:height="1.5cm" svg:x="9cm" svg:y="15.25cm">
          <text:p text:style-name="P1"><text:span text:style-name="T1">eq:=0;ov:=0;und:=0;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" draw:id="id1" draw:layer="layout" svg:width="2.25cm" svg:height="0.75cm" svg:x="9cm" svg:y="3.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2" draw:id="id2" draw:layer="layout" svg:width="2.25cm" svg:height="1.5cm" svg:x="9cm" svg:y="4.75cm">
          <text:p text:style-name="P5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7" xml:id="id3" draw:id="id3" draw:layer="layout" svg:width="2.25cm" svg:height="1.5cm" svg:x="9cm" svg:y="6.75cm">
          <text:p text:style-name="P6"><text:span text:style-name="T2">InputData(</text:span></text:p>
          <text:p text:style-name="P6"><text:span text:style-name="T2">N,A,K,log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standard" draw:text-style-name="P7" xml:id="id5" draw:id="id5" draw:layer="layout" svg:width="2.25cm" svg:height="1.5cm" svg:x="9cm" svg:y="10.75cm">
          <text:p text:style-name="P6"><text:span text:style-name="T2">CheckData(N,A,K,log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8" xml:id="id6" draw:id="id6" draw:layer="layout" svg:width="2.25cm" svg:height="1.5cm" svg:x="9cm" svg:y="13.25cm">
          <text:p text:style-name="P1"><text:span text:style-name="T2">log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8" draw:id="id8" draw:layer="layout" svg:width="2.25cm" svg:height="1.5cm" svg:x="9cm" svg:y="17.25cm">
          <text:p text:style-name="P1"><text:span text:style-name="T1">Analyze(N,A,K,eq,ov, und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standard" draw:text-style-name="P4" xml:id="id9" draw:id="id9" draw:layer="layout" svg:width="2.25cm" svg:height="1.5cm" svg:x="9cm" svg:y="19.25cm">
          <text:p text:style-name="P1"><text:span text:style-name="T1">PrintData( eq,ov,</text:span></text:p>
          <text:p text:style-name="P1"><text:span text:style-name="T1">und,K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standard" xml:id="id10" draw:id="id10" draw:layer="layout" svg:width="2.25cm" svg:height="0.75cm" svg:x="9cm" svg:y="21.7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11" draw:id="id11" draw:layer="layout" svg:width="2.25cm" svg:height="1.5cm" svg:x="12.25cm" svg:y="15.25cm">
          <text:p>Программа завершена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4.25cm" svg:x2="10.125cm" svg:y2="4.75cm" draw:start-shape="id1" draw:start-glue-point="6" draw:end-shape="id2" draw:end-glue-point="4" svg:d="m10125 4250v500">
          <text:p/>
        </draw:connector>
        <draw:connector draw:style-name="Соединение" draw:layer="layout" svg:x1="10.125cm" svg:y1="6.162cm" svg:x2="10.125cm" svg:y2="6.75cm" draw:start-shape="id2" draw:start-glue-point="6" draw:end-shape="id3" draw:end-glue-point="0" svg:d="m10125 6162v588">
          <text:p/>
        </draw:connector>
        <draw:connector draw:style-name="Соединение" draw:layer="layout" svg:x1="10.125cm" svg:y1="8.25cm" svg:x2="10.125cm" svg:y2="8.75cm" draw:start-shape="id3" draw:start-glue-point="2" draw:end-shape="id4" svg:d="m10125 8250v500">
          <text:p/>
        </draw:connector>
        <draw:connector draw:style-name="Соединение" draw:layer="Слой4" svg:x1="10.125cm" svg:y1="10.25cm" svg:x2="10.125cm" svg:y2="10.75cm" draw:start-shape="id4" draw:start-glue-point="6" draw:end-shape="id5" draw:end-glue-point="0" svg:d="m10125 10250v500">
          <text:p/>
        </draw:connector>
        <draw:connector draw:style-name="Соединение" xml:id="id13" draw:id="id13" draw:layer="Слой4" svg:x1="10.125cm" svg:y1="12.25cm" svg:x2="10.125cm" svg:y2="13.25cm" draw:start-shape="id5" draw:start-glue-point="2" draw:end-shape="id6" draw:end-glue-point="4" svg:d="m10125 12250v1000">
          <text:p/>
        </draw:connector>
        <draw:connector draw:style-name="Соединение" draw:layer="Слой4" svg:x1="10.125cm" svg:y1="14.75cm" svg:x2="10.125cm" svg:y2="15.25cm" draw:start-shape="id6" draw:start-glue-point="6" draw:end-shape="id7" draw:end-glue-point="0" svg:d="m10125 14750v500">
          <text:p/>
        </draw:connector>
        <draw:connector draw:style-name="Соединение" draw:layer="Слой4" svg:x1="10.125cm" svg:y1="16.75cm" svg:x2="10.125cm" svg:y2="17.25cm" draw:start-shape="id7" draw:start-glue-point="2" draw:end-shape="id8" draw:end-glue-point="0" svg:d="m10125 16750v500">
          <text:p/>
        </draw:connector>
        <draw:connector draw:style-name="Соединение" draw:layer="Слой4" svg:x1="10.125cm" svg:y1="18.75cm" svg:x2="10.125cm" svg:y2="19.25cm" draw:start-shape="id8" draw:start-glue-point="2" draw:end-shape="id9" draw:end-glue-point="0" svg:d="m10125 18750v500">
          <text:p/>
        </draw:connector>
        <draw:connector draw:style-name="Соединение" xml:id="id12" draw:id="id12" draw:layer="Слой4" svg:x1="10.125cm" svg:y1="20.75cm" svg:x2="10.125cm" svg:y2="21.75cm" draw:start-shape="id9" draw:start-glue-point="2" draw:end-shape="id10" draw:end-glue-point="4" svg:d="m10125 20750v1000">
          <text:p/>
        </draw:connector>
        <draw:connector draw:style-name="Соединение" draw:layer="Слой4" svg:x1="11.25cm" svg:y1="14cm" svg:x2="13.375cm" svg:y2="15.25cm" draw:start-shape="id6" draw:start-glue-point="7" draw:end-shape="id11" draw:end-glue-point="4" svg:d="m11250 14000h2125v1250">
          <text:p/>
        </draw:connector>
        <draw:connector draw:style-name="gr4" draw:layer="Слой4" svg:x1="13.375cm" svg:y1="16.662cm" svg:x2="10.125cm" svg:y2="21.25cm" draw:start-shape="id11" draw:start-glue-point="6" draw:end-shape="id12" draw:end-glue-point="0" svg:d="m13375 16662v4588h-3250">
          <text:p/>
        </draw:connector>
        <draw:connector draw:style-name="gr5" draw:layer="layout" svg:x1="11.25cm" svg:y1="9.5cm" svg:x2="10.125cm" svg:y2="12.75cm" draw:start-shape="id4" draw:start-glue-point="7" draw:end-shape="id13" draw:end-glue-point="0" svg:d="m11250 9500h516v3250h-1641">
          <text:p/>
        </draw:connector>
        <draw:frame draw:style-name="Номерки" draw:layer="layout" svg:width="0.194cm" svg:height="0.403cm" svg:x="9.434cm" svg:y="3.274cm">
          <draw:text-box>
            <text:p>1</text:p>
          </draw:text-box>
        </draw:frame>
        <draw:frame draw:style-name="Номерки" draw:layer="layout" svg:width="0.194cm" svg:height="0.403cm" svg:x="9.322cm" svg:y="4.516cm">
          <draw:text-box>
            <text:p>2</text:p>
          </draw:text-box>
        </draw:frame>
        <draw:frame draw:style-name="Номерки" draw:layer="layout" svg:width="0.194cm" svg:height="0.403cm" svg:x="9.322cm" svg:y="6.469cm">
          <draw:text-box>
            <text:p>3</text:p>
          </draw:text-box>
        </draw:frame>
        <draw:frame draw:style-name="Номерки" draw:layer="layout" svg:width="0.205cm" svg:height="0.403cm" svg:x="9.429cm" svg:y="8.877cm">
          <draw:text-box>
            <text:p>4</text:p>
          </draw:text-box>
        </draw:frame>
        <draw:frame draw:style-name="Номерки" draw:layer="layout" svg:width="0.194cm" svg:height="0.403cm" svg:x="9.322cm" svg:y="10.512cm">
          <draw:text-box>
            <text:p>5</text:p>
          </draw:text-box>
        </draw:frame>
        <draw:frame draw:style-name="Номерки" draw:layer="layout" svg:width="0.194cm" svg:height="0.403cm" svg:x="9.435cm" svg:y="13.419cm">
          <draw:text-box>
            <text:p>6</text:p>
          </draw:text-box>
        </draw:frame>
        <draw:frame draw:style-name="Номерки" draw:layer="layout" svg:width="0.194cm" svg:height="0.403cm" svg:x="9.322cm" svg:y="15.024cm">
          <draw:text-box>
            <text:p>7</text:p>
          </draw:text-box>
        </draw:frame>
        <draw:frame draw:style-name="Номерки" draw:layer="layout" svg:width="0.205cm" svg:height="0.403cm" svg:x="9.316cm" svg:y="17.006cm">
          <draw:text-box>
            <text:p>8</text:p>
          </draw:text-box>
        </draw:frame>
        <draw:frame draw:style-name="Номерки" draw:layer="layout" svg:width="0.194cm" svg:height="0.403cm" svg:x="9.322cm" svg:y="19.036cm">
          <draw:text-box>
            <text:p>9</text:p>
          </draw:text-box>
        </draw:frame>
        <draw:frame draw:style-name="Номерки" draw:layer="layout" svg:width="0.256cm" svg:height="0.403cm" svg:x="9.404cm" svg:y="21.512cm">
          <draw:text-box>
            <text:p>11</text:p>
          </draw:text-box>
        </draw:frame>
        <draw:frame draw:style-name="Номерки" draw:layer="layout" svg:width="0.307cm" svg:height="0.403cm" svg:x="12.544cm" svg:y="14.958cm">
          <draw:text-box>
            <text:p>10</text:p>
          </draw:text-box>
        </draw:frame>
        <draw:frame draw:style-name="gr6" draw:text-style-name="P9" draw:layer="layout" svg:width="4cm" svg:height="1.654cm" svg:x="3.126cm" svg:y="6.735cm">
          <draw:text-box>
            <text:p text:style-name="P9">Подпрограмма InputData запрашивает необходимые для обработки данные.</text:p>
          </draw:text-box>
        </draw:frame>
        <draw:frame draw:style-name="gr6" draw:text-style-name="P10" draw:layer="layout" svg:width="4.5cm" svg:height="1.975cm" svg:x="2.674cm" svg:y="10.525cm">
          <draw:text-box>
            <text:p text:style-name="P10">Подпрограмма CheckData позволяет пользователю проверить введённые данные.</text:p>
          </draw:text-box>
        </draw:frame>
        <draw:frame draw:style-name="gr6" draw:text-style-name="P9" draw:layer="layout" svg:width="5cm" svg:height="1.15cm" svg:x="2.85cm" svg:y="16.956cm">
          <draw:text-box>
            <text:p text:style-name="P9">Подпрограмма Analyze анализирует <text:s/>элементы массива относительно заданного числа.</text:p>
          </draw:text-box>
        </draw:frame>
        <draw:frame draw:style-name="gr6" draw:text-style-name="P9" draw:layer="layout" svg:width="5cm" svg:height="1.21cm" svg:x="2.706cm" svg:y="19.359cm">
          <draw:text-box>
            <text:p text:style-name="P9">Подпрограмма PrintData выводит полученные результаты на экран.</text:p>
          </draw:text-box>
        </draw:frame>
        <draw:polyline draw:style-name="gr7" xml:id="id15" draw:id="id15" draw:layer="layout" svg:width="0.599cm" svg:height="1.583cm" svg:x="7.4cm" svg:y="16.75cm" svg:viewBox="0 0 600 1584" draw:points="0,0 600,0 600,1584 0,1584">
          <text:p/>
        </draw:polyline>
        <draw:polyline draw:style-name="gr7" xml:id="id14" draw:id="id14" draw:layer="layout" svg:width="0.599cm" svg:height="1.583cm" svg:x="7.26cm" svg:y="19.208cm" svg:viewBox="0 0 600 1584" draw:points="0,0 600,0 600,1584 0,1584">
          <text:p/>
        </draw:polyline>
        <draw:connector draw:style-name="gr8" draw:layer="layout" draw:type="line" svg:x1="7.86cm" svg:y1="20cm" svg:x2="9cm" svg:y2="20cm" draw:start-shape="id14" draw:start-glue-point="1" draw:end-shape="id9" draw:end-glue-point="3" svg:d="m7860 20000h1140">
          <text:p/>
        </draw:connector>
        <draw:connector draw:style-name="gr9" draw:layer="layout" draw:type="line" svg:x1="8cm" svg:y1="17.542cm" svg:x2="9cm" svg:y2="18cm" draw:start-shape="id15" draw:start-glue-point="1" draw:end-shape="id8" svg:d="m8000 17542 1000 458">
          <text:p/>
        </draw:connector>
        <draw:polyline draw:style-name="gr7" xml:id="id17" draw:id="id17" draw:layer="layout" svg:width="0.599cm" svg:height="2.091cm" svg:x="6.674cm" svg:y="10.441cm" svg:viewBox="0 0 600 2092" draw:points="0,0 600,0 600,2092 0,2092">
          <text:p/>
        </draw:polyline>
        <draw:polyline draw:style-name="gr7" xml:id="id16" draw:id="id16" draw:layer="layout" svg:width="0.599cm" svg:height="1.583cm" svg:x="6.526cm" svg:y="6.735cm" svg:viewBox="0 0 600 1584" draw:points="0,0 600,0 600,1584 0,1584">
          <text:p/>
        </draw:polyline>
        <draw:connector draw:style-name="gr9" draw:layer="layout" draw:type="line" svg:x1="7.126cm" svg:y1="7.527cm" svg:x2="9cm" svg:y2="7.5cm" draw:start-shape="id16" draw:start-glue-point="1" draw:end-shape="id3" draw:end-glue-point="3" svg:d="m7126 7527 1874-27">
          <text:p/>
        </draw:connector>
        <draw:connector draw:style-name="gr9" draw:layer="layout" draw:type="line" svg:x1="7.274cm" svg:y1="11.487cm" svg:x2="9cm" svg:y2="11.5cm" draw:start-shape="id17" draw:start-glue-point="1" draw:end-shape="id5" draw:end-glue-point="3" svg:d="m7274 11487 1726 13">
          <text:p/>
        </draw:connector>
        <draw:polyline draw:style-name="gr7" xml:id="id18" draw:id="id18" draw:layer="layout" svg:width="0.599cm" svg:height="4.583cm" draw:transform="rotate (3.1415926535892) translate (13.5000000000717cm 6cm)" svg:viewBox="0 0 600 4584" draw:points="0,0 600,0 600,4584 0,4584">
          <text:p/>
        </draw:polyline>
        <draw:connector draw:style-name="gr9" draw:layer="layout" draw:type="line" svg:x1="11.25cm" svg:y1="3.875cm" svg:x2="12.9cm" svg:y2="3.708cm" draw:start-shape="id1" draw:start-glue-point="7" draw:end-shape="id18" draw:end-glue-point="3" svg:d="m11250 3875 1650-167">
          <text:p/>
        </draw:connector>
        <draw:frame draw:style-name="gr10" draw:text-style-name="P11" draw:layer="layout" svg:width="7cm" svg:height="5.006cm" svg:x="13cm" svg:y="1.5cm">
          <draw:text-box>
            <text:p text:style-name="P11">Обобщенный алгоритм сравнения элементов массива с заданным числом.</text:p>
            <text:p text:style-name="P11">Используемые структуры данных:</text:p>
            <text:p text:style-name="P11">A - массив из N вещественных элементов - анализируемый массив;</text:p>
            <text:p text:style-name="P11">N - натуральное - количество элементов массива А;</text:p>
            <text:p text:style-name="P11">K - <text:s/>вещественное - число, с которым сравниваются элементы А;</text:p>
            <text:p text:style-name="P11">log - булевская - показывает, были ли ошибки (true - не было, false - были).</text:p>
            <text:p text:style-name="P11"/>
            <text:p text:style-name="P11"/>
          </draw:text-box>
        </draw:frame>
        <draw:frame draw:style-name="gr11" draw:layer="layout" svg:width="0.5cm" svg:height="0.5cm" svg:x="10.233cm" svg:y="10.059cm">
          <draw:text-box>
            <text:p>да</text:p>
          </draw:text-box>
        </draw:frame>
        <draw:frame draw:style-name="gr11" draw:layer="layout" svg:width="0.756cm" svg:height="0.5cm" svg:x="11.163cm" svg:y="8.957cm">
          <draw:text-box>
            <text:p>нет</text:p>
          </draw:text-box>
        </draw:frame>
        <draw:frame draw:style-name="gr11" draw:layer="layout" svg:width="0.5cm" svg:height="0.5cm" svg:x="10.233cm" svg:y="14.602cm">
          <draw:text-box>
            <text:p>да</text:p>
          </draw:text-box>
        </draw:frame>
        <draw:frame draw:style-name="gr11" draw:layer="layout" svg:width="0.756cm" svg:height="0.5cm" svg:x="11.163cm" svg:y="13.5cm">
          <draw:text-box>
            <text:p>нет</text:p>
          </draw:text-box>
        </draw:frame>
        <draw:frame draw:style-name="gr6" draw:text-style-name="P9" draw:layer="layout" svg:width="4cm" svg:height="1.654cm" svg:x="3cm" svg:y="4.5cm">
          <draw:text-box>
            <text:p text:style-name="P9">Программа анализирует элементы массива А относительно заданного числа К.</text:p>
          </draw:text-box>
        </draw:frame>
        <draw:polyline draw:style-name="gr7" xml:id="id19" draw:id="id19" draw:layer="layout" svg:width="0.599cm" svg:height="1.653cm" svg:x="6.576cm" svg:y="4.5cm" svg:viewBox="0 0 600 1654" draw:points="0,0 600,0 600,1654 0,1654">
          <text:p/>
        </draw:polyline>
        <draw:connector draw:style-name="gr9" draw:layer="layout" draw:type="line" svg:x1="7.176cm" svg:y1="5.327cm" svg:x2="9cm" svg:y2="5.5cm" draw:start-shape="id19" draw:start-glue-point="1" svg:d="m7176 5327 1824 173">
          <text:p/>
        </draw:connector>
      </draw:page>
      <draw:page draw:name="page2" draw:style-name="dp1" draw:master-page-name="Обычный">
        <draw:frame draw:style-name="gr10" draw:text-style-name="P11" draw:layer="layout" svg:width="6cm" svg:height="8.471cm" svg:x="3.646cm" svg:y="1.5cm">
          <draw:text-box>
            <text:p text:style-name="P11">Подпрограмма InputData - запрос и ввод необходимых для обработки данных.</text:p>
            <text:p text:style-name="P12"><text:span text:style-name="T3">procedure InputData(var N:integer; </text:span></text:p>
            <text:p text:style-name="P13"><text:span text:style-name="T3">var A:mass; var K: real; </text:span></text:p>
            <text:p text:style-name="P14"><text:span text:style-name="T3">var log:boolean);</text:span></text:p>
            <text:p text:style-name="P11">Используемые параметры:</text:p>
            <text:p text:style-name="P11">A - массив из N вещественных элементов - анализируемый массив;</text:p>
            <text:p text:style-name="P11">N - натуральное - количество элементов массива А;</text:p>
            <text:p text:style-name="P11">K - <text:s/>вещественное - число, с которым сравниваются элементы А;</text:p>
            <text:p text:style-name="P11">log - булевская - показывает, были ли ошибки ввода (true - не было, false - были).</text:p>
            <text:p text:style-name="P11">Используемые локальные переменные:</text:p>
            <text:p text:style-name="P11">i - переменная-счётчик;</text:p>
            <text:p text:style-name="P11">ch - символ - ответ пользователя ('Y'/'N') на запрос программы.</text:p>
            <text:p text:style-name="P11"/>
            <text:p text:style-name="P11"/>
          </draw:text-box>
        </draw:frame>
        <draw:custom-shape draw:style-name="standard" draw:text-style-name="P4" xml:id="id23" draw:id="id23" draw:layer="layout" svg:width="2.25cm" svg:height="0.75cm" svg:x="5.5cm" svg:y="9.75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194cm" svg:height="0.403cm" svg:x="5.943cm" svg:y="9.5cm">
          <draw:text-box>
            <text:p>1</text:p>
          </draw:text-box>
        </draw:frame>
        <draw:custom-shape draw:style-name="standard" draw:text-style-name="P4" xml:id="id20" draw:id="id20" draw:layer="layout" svg:width="2.25cm" svg:height="1.5cm" svg:x="5.5cm" svg:y="13.5cm">
          <text:p text:style-name="P5"><text:span text:style-name="T1">Введите N.</text:span></text:p>
          <text:p text:style-name="P5"><text:span text:style-name="T4">N</text:span><text:span text:style-name="T5">∈ℕ</text:span><text:span text:style-name="T6">.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xml:id="id21" draw:id="id21" draw:layer="layout" svg:width="2.25cm" svg:height="1.5cm" svg:x="5.5cm" svg:y="15.5cm">
          <text:p text:style-name="P1">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2" xml:id="id25" draw:id="id25" draw:layer="layout" svg:width="2.25cm" svg:height="1.5cm" svg:x="5.5cm" svg:y="24cm">
          <text:p text:style-name="P1"><text:span text:style-name="T1">ch='N' or </text:span></text:p>
          <text:p text:style-name="P1"><text:span text:style-name="T1">N∈ℕ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Номерки" draw:layer="layout" svg:width="0.194cm" svg:height="0.403cm" svg:x="5.828cm" svg:y="13.207cm">
          <draw:text-box>
            <text:p>3</text:p>
          </draw:text-box>
        </draw:frame>
        <draw:custom-shape draw:style-name="standard" draw:text-style-name="P4" xml:id="id27" draw:id="id27" draw:layer="layout" svg:width="2.25cm" svg:height="1.5cm" svg:x="5.5cm" svg:y="19.5cm">
          <text:p text:style-name="P5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xml:id="id28" draw:id="id28" draw:layer="layout" svg:width="2.25cm" svg:height="1.5cm" svg:x="5.5cm" svg:y="21.5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2" draw:id="id22" draw:layer="layout" svg:width="2.25cm" svg:height="1.5cm" svg:x="5.5cm" svg:y="17.5cm">
          <text:p text:style-name="P5"><text:span text:style-name="T1">N∈ℕ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3" draw:layer="layout" svg:width="0.18cm" svg:height="0.403cm" svg:x="5.777cm" svg:y="19.176cm">
          <draw:text-box>
            <text:p>6</text:p>
          </draw:text-box>
        </draw:frame>
        <draw:connector draw:style-name="Соединение" draw:layer="layout" svg:x1="6.625cm" svg:y1="14.912cm" svg:x2="6.625cm" svg:y2="15.5cm" draw:start-shape="id20" draw:start-glue-point="6" draw:end-shape="id21" draw:end-glue-point="5" svg:d="m6625 14912v588">
          <text:p/>
        </draw:connector>
        <draw:connector draw:style-name="Соединение" draw:layer="layout" svg:x1="6.625cm" svg:y1="17cm" svg:x2="6.625cm" svg:y2="17.5cm" draw:start-shape="id21" draw:start-glue-point="8" draw:end-shape="id22" draw:end-glue-point="4" svg:d="m6625 17000v500">
          <text:p/>
        </draw:connector>
        <draw:frame draw:style-name="gr11" draw:layer="layout" svg:width="0.5cm" svg:height="0.5cm" svg:x="7.75cm" svg:y="17.75cm">
          <draw:text-box>
            <text:p>да</text:p>
          </draw:text-box>
        </draw:frame>
        <draw:frame draw:style-name="gr11" draw:layer="layout" svg:width="0.5cm" svg:height="0.5cm" svg:x="6.625cm" svg:y="25.406cm">
          <draw:text-box>
            <text:p>да</text:p>
          </draw:text-box>
        </draw:frame>
        <draw:frame draw:style-name="gr11" draw:layer="layout" svg:width="0.756cm" svg:height="0.5cm" svg:x="4.744cm" svg:y="24.25cm">
          <draw:text-box>
            <text:p>нет</text:p>
          </draw:text-box>
        </draw:frame>
        <draw:frame draw:style-name="gr11" draw:layer="layout" svg:width="0.756cm" svg:height="0.5cm" svg:x="6.625cm" svg:y="18.828cm">
          <draw:text-box>
            <text:p>нет</text:p>
          </draw:text-box>
        </draw:frame>
        <draw:polyline draw:style-name="gr7" xml:id="id24" draw:id="id24" draw:layer="layout" svg:width="0.599cm" svg:height="7.999cm" draw:transform="rotate (3.1415926535892) translate (4.10000000011512cm 9.5cm)" svg:viewBox="0 0 600 8000" draw:points="0,0 600,0 600,8000 0,8000">
          <text:p/>
        </draw:polyline>
        <draw:connector draw:style-name="gr9" draw:layer="layout" svg:x1="5.5cm" svg:y1="10.125cm" svg:x2="3.5cm" svg:y2="5.5cm" draw:start-shape="id23" draw:start-glue-point="5" draw:end-shape="id24" draw:end-glue-point="3" svg:d="m5500 10125h-2515v-4625h515">
          <text:p/>
        </draw:connector>
        <draw:connector draw:style-name="Соединение" draw:layer="layout" svg:x1="5.5cm" svg:y1="24.75cm" svg:x2="6.625cm" svg:y2="13cm" draw:start-shape="id25" draw:start-glue-point="5" draw:end-shape="id26" draw:end-glue-point="0" svg:d="m5500 24750h-1000v-11750h2125">
          <text:p/>
        </draw:connector>
        <draw:connector draw:style-name="Соединение" draw:layer="layout" svg:x1="6.625cm" svg:y1="19cm" svg:x2="6.625cm" svg:y2="19.5cm" draw:start-shape="id22" draw:start-glue-point="6" draw:end-shape="id27" draw:end-glue-point="4" svg:d="m6625 19000v500">
          <text:p/>
        </draw:connector>
        <draw:connector draw:style-name="Соединение" draw:layer="layout" svg:x1="6.625cm" svg:y1="20.912cm" svg:x2="6.625cm" svg:y2="21.5cm" draw:start-shape="id27" draw:start-glue-point="6" draw:end-shape="id28" draw:end-glue-point="5" svg:d="m6625 20912v588">
          <text:p/>
        </draw:connector>
        <draw:connector draw:style-name="Соединение" xml:id="id29" draw:id="id29" draw:layer="layout" svg:x1="6.625cm" svg:y1="23cm" svg:x2="6.625cm" svg:y2="24cm" draw:start-shape="id28" draw:start-glue-point="8" draw:end-shape="id25" draw:end-glue-point="4" svg:d="m6625 23000v1000">
          <text:p/>
        </draw:connector>
        <draw:connector draw:style-name="Соединение" draw:layer="layout" draw:line-skew="0.534cm" svg:x1="7.75cm" svg:y1="18.25cm" svg:x2="6.625cm" svg:y2="23.5cm" draw:start-shape="id22" draw:start-glue-point="7" draw:end-shape="id29" draw:end-glue-point="0" svg:d="m7750 18250h750v5250h-1875">
          <text:p/>
        </draw:connector>
        <draw:custom-shape draw:style-name="standard" draw:text-style-name="P4" xml:id="id30" draw:id="id30" draw:layer="layout" svg:width="2.25cm" svg:height="1.5cm" svg:x="12.768cm" svg:y="6.5cm">
          <text:p text:style-name="P5"><text:span text:style-name="T1">Введите </text:span></text:p>
          <text:p text:style-name="P5"><text:span text:style-name="T1">A[%i%].</text:span></text:p>
          <text:p text:style-name="P5"><text:span text:style-name="T5">A[%i%]∈ℝ.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xml:id="id31" draw:id="id31" draw:layer="layout" svg:width="2.25cm" svg:height="1.5cm" svg:x="12.786cm" svg:y="8.5cm">
          <text:p text:style-name="P5"><text:span text:style-name="T5">A[i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2" xml:id="id35" draw:id="id35" draw:layer="layout" svg:width="2.25cm" svg:height="1.5cm" svg:x="12.786cm" svg:y="17cm">
          <draw:glue-point draw:id="8" svg:x="2.466cm" svg:y="2.633cm"/>
          <text:p text:style-name="P1"><text:span text:style-name="T1">ch='N' or i&gt;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33" draw:id="id33" draw:layer="layout" svg:width="2.25cm" svg:height="1.5cm" svg:x="12.786cm" svg:y="12.5cm">
          <text:p text:style-name="P5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xml:id="id34" draw:id="id34" draw:layer="layout" svg:width="2.25cm" svg:height="1.5cm" svg:x="12.786cm" svg:y="14.5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5" xml:id="id32" draw:id="id32" draw:layer="layout" svg:width="2.25cm" svg:height="1.5cm" svg:x="12.786cm" svg:y="10.5cm">
          <text:p text:style-name="P5"><text:span text:style-name="T5">A[i]</text:span><text:span text:style-name="T1">∈ℝ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13.893cm" svg:y1="7.912cm" svg:x2="13.911cm" svg:y2="8.5cm" draw:start-shape="id30" draw:start-glue-point="6" draw:end-shape="id31" draw:end-glue-point="5" svg:d="m13893 7912v339h18v249">
          <text:p/>
        </draw:connector>
        <draw:connector draw:style-name="Соединение" draw:layer="layout" svg:x1="13.911cm" svg:y1="10cm" svg:x2="13.911cm" svg:y2="10.5cm" draw:start-shape="id31" draw:start-glue-point="8" draw:end-shape="id32" draw:end-glue-point="4" svg:d="m13911 10000v500">
          <text:p/>
        </draw:connector>
        <draw:connector draw:style-name="Соединение" draw:layer="layout" svg:x1="13.911cm" svg:y1="12cm" svg:x2="13.911cm" svg:y2="12.5cm" draw:start-shape="id32" draw:start-glue-point="6" draw:end-shape="id33" draw:end-glue-point="4" svg:d="m13911 12000v500">
          <text:p/>
        </draw:connector>
        <draw:connector draw:style-name="Соединение" draw:layer="layout" svg:x1="13.911cm" svg:y1="13.912cm" svg:x2="13.911cm" svg:y2="14.5cm" draw:start-shape="id33" draw:start-glue-point="6" draw:end-shape="id34" draw:end-glue-point="5" svg:d="m13911 13912v588">
          <text:p/>
        </draw:connector>
        <draw:connector draw:style-name="Соединение" xml:id="id41" draw:id="id41" draw:layer="layout" svg:x1="13.911cm" svg:y1="16cm" svg:x2="13.911cm" svg:y2="17cm" draw:start-shape="id34" draw:start-glue-point="8" draw:end-shape="id35" draw:end-glue-point="4" svg:d="m13911 16000v1000">
          <text:p/>
        </draw:connector>
        <draw:connector draw:style-name="Соединение" draw:layer="layout" svg:x1="15.036cm" svg:y1="11.25cm" svg:x2="16.696cm" svg:y2="12.5cm" draw:start-shape="id32" draw:start-glue-point="7" draw:end-shape="id36" draw:end-glue-point="0" svg:d="m15036 11250h1660v1250">
          <text:p/>
        </draw:connector>
        <draw:custom-shape draw:style-name="gr1" draw:text-style-name="P2" xml:id="id37" draw:id="id37" draw:layer="layout" svg:width="2.25cm" svg:height="1.5cm" svg:x="12.768cm" svg:y="2cm">
          <text:p text:style-name="P5"><text:span text:style-name="T1">ch&lt;&gt;'N'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13.893cm" svg:y1="3.5cm" svg:x2="13.893cm" svg:y2="4cm" draw:start-shape="id37" draw:start-glue-point="6" draw:end-shape="id38" draw:end-glue-point="0" svg:d="m13893 3500v500">
          <text:p/>
        </draw:connector>
        <draw:connector draw:style-name="Соединение" draw:layer="layout" draw:line-skew="0.284cm" svg:x1="6.625cm" svg:y1="25.5cm" svg:x2="13.893cm" svg:y2="2cm" draw:start-shape="id25" draw:start-glue-point="6" draw:end-shape="id37" draw:end-glue-point="4" svg:d="m6625 25500v500h3875v-24500h3393v500">
          <text:p/>
        </draw:connector>
        <draw:custom-shape draw:style-name="gr2" draw:text-style-name="P2" xml:id="id39" draw:id="id39" draw:layer="layout" svg:width="2.25cm" svg:height="1.5cm" svg:x="5.5cm" svg:y="11cm">
          <text:p text:style-name="P1"><text:span text:style-name="T1">ch:='Y'</text:span></text:p>
          <draw:enhanced-geometry svg:viewBox="0 0 21600 21600" draw:type="rectangle" draw:enhanced-path="M 0 0 L 21600 0 21600 21600 0 21600 0 0 Z N"/>
        </draw:custom-shape>
        <draw:connector draw:style-name="Соединение" xml:id="id26" draw:id="id26" draw:layer="layout" svg:x1="6.625cm" svg:y1="12.5cm" svg:x2="6.625cm" svg:y2="13.5cm" draw:start-shape="id39" draw:start-glue-point="2" draw:end-shape="id20" draw:end-glue-point="4" svg:d="m6625 12500v1000">
          <text:p/>
        </draw:connector>
        <draw:connector draw:style-name="Соединение" draw:layer="layout" svg:x1="6.625cm" svg:y1="10.5cm" svg:x2="6.625cm" svg:y2="11cm" draw:start-shape="id23" draw:start-glue-point="6" draw:end-shape="id39" draw:end-glue-point="0" svg:d="m6625 10500v500">
          <text:p/>
        </draw:connector>
        <draw:connector draw:style-name="Соединение" draw:layer="layout" svg:x1="15.018cm" svg:y1="2.75cm" svg:x2="16.743cm" svg:y2="4.05cm" draw:start-shape="id37" draw:start-glue-point="7" draw:end-shape="id40" draw:end-glue-point="4" svg:d="m15018 2750h1725v1300">
          <text:p/>
        </draw:connector>
        <draw:frame draw:style-name="gr11" draw:layer="layout" svg:width="0.5cm" svg:height="0.5cm" svg:x="15.036cm" svg:y="10.75cm">
          <draw:text-box>
            <text:p>да</text:p>
          </draw:text-box>
        </draw:frame>
        <draw:frame draw:style-name="gr11" draw:layer="layout" svg:width="0.756cm" svg:height="0.5cm" svg:x="13.911cm" svg:y="11.832cm">
          <draw:text-box>
            <text:p>нет</text:p>
          </draw:text-box>
        </draw:frame>
        <draw:frame draw:style-name="Номерки" draw:layer="layout" svg:width="0.205cm" svg:height="0.403cm" svg:x="6.135cm" svg:y="15.209cm">
          <draw:text-box>
            <text:p>4</text:p>
          </draw:text-box>
        </draw:frame>
        <draw:frame draw:style-name="Номерки" draw:layer="layout" svg:width="0.194cm" svg:height="0.403cm" svg:x="5.98cm" svg:y="17.59cm">
          <draw:text-box>
            <text:p>5</text:p>
          </draw:text-box>
        </draw:frame>
        <draw:frame draw:style-name="Номерки" draw:layer="layout" svg:width="0.194cm" svg:height="0.403cm" svg:x="6.114cm" svg:y="21.2cm">
          <draw:text-box>
            <text:p>7</text:p>
          </draw:text-box>
        </draw:frame>
        <draw:frame draw:style-name="Номерки" draw:layer="layout" svg:width="0.205cm" svg:height="0.403cm" svg:x="5.96cm" svg:y="24.085cm">
          <draw:text-box>
            <text:p>8</text:p>
          </draw:text-box>
        </draw:frame>
        <draw:frame draw:style-name="Номерки" draw:layer="layout" svg:width="0.194cm" svg:height="0.403cm" svg:x="13.218cm" svg:y="2.117cm">
          <draw:text-box>
            <text:p>9</text:p>
          </draw:text-box>
        </draw:frame>
        <draw:frame draw:style-name="Номерки" draw:layer="layout" svg:width="0.307cm" svg:height="0.403cm" svg:x="13.35cm" svg:y="8.224cm">
          <draw:text-box>
            <text:p>12</text:p>
          </draw:text-box>
        </draw:frame>
        <draw:frame draw:style-name="gr15" draw:layer="layout" svg:width="0.256cm" svg:height="0.403cm" svg:x="12.983cm" svg:y="6.243cm">
          <draw:text-box>
            <text:p>11</text:p>
          </draw:text-box>
        </draw:frame>
        <draw:frame draw:style-name="Номерки" draw:layer="layout" svg:width="0.307cm" svg:height="0.403cm" svg:x="13.16cm" svg:y="10.609cm">
          <draw:text-box>
            <text:p>13</text:p>
          </draw:text-box>
        </draw:frame>
        <draw:frame draw:style-name="gr16" draw:layer="layout" svg:width="0.332cm" svg:height="0.403cm" svg:x="12.993cm" svg:y="12.155cm">
          <draw:text-box>
            <text:p>14</text:p>
          </draw:text-box>
        </draw:frame>
        <draw:frame draw:style-name="Номерки" draw:layer="layout" svg:width="0.307cm" svg:height="0.403cm" svg:x="13.331cm" svg:y="14.249cm">
          <draw:text-box>
            <text:p>15</text:p>
          </draw:text-box>
        </draw:frame>
        <draw:custom-shape draw:style-name="gr2" draw:text-style-name="P2" xml:id="id36" draw:id="id36" draw:layer="layout" svg:width="2.25cm" svg:height="1.5cm" svg:x="15.571cm" svg:y="12.5cm">
          <text:p text:style-name="P1"><text:span text:style-name="T1">i=i+1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draw:line-skew="1.5cm" svg:x1="16.696cm" svg:y1="14cm" svg:x2="13.911cm" svg:y2="16.5cm" draw:start-shape="id36" draw:start-glue-point="2" draw:end-shape="id41" draw:end-glue-point="0" svg:d="m16696 14000v2500h-2785v0">
          <text:p/>
        </draw:connector>
        <draw:custom-shape draw:style-name="gr2" draw:text-style-name="P2" xml:id="id38" draw:id="id38" draw:layer="layout" svg:width="2.25cm" svg:height="1.5cm" svg:x="12.768cm" svg:y="4cm">
          <text:p text:style-name="P1"><text:span text:style-name="T1">i=1</text:span></text:p>
          <draw:enhanced-geometry svg:viewBox="0 0 21600 21600" draw:type="rectangle" draw:enhanced-path="M 0 0 L 21600 0 21600 21600 0 21600 0 0 Z N"/>
        </draw:custom-shape>
        <draw:connector draw:style-name="Соединение" xml:id="id42" draw:id="id42" draw:layer="layout" svg:x1="13.893cm" svg:y1="5.5cm" svg:x2="13.893cm" svg:y2="6.5cm" draw:start-shape="id38" draw:start-glue-point="2" draw:end-shape="id30" draw:end-glue-point="4" svg:d="m13893 5500v1000">
          <text:p/>
        </draw:connector>
        <draw:connector draw:style-name="Соединение" draw:layer="layout" draw:line-skew="-0.571cm" svg:x1="12.786cm" svg:y1="17.75cm" svg:x2="13.893cm" svg:y2="6cm" draw:start-shape="id35" draw:start-glue-point="5" draw:end-shape="id42" draw:end-glue-point="0" svg:d="m12786 17750h-786v-11750h1893">
          <text:p/>
        </draw:connector>
        <draw:custom-shape draw:style-name="gr3" draw:text-style-name="P1" xml:id="id43" draw:id="id43" draw:layer="layout" svg:width="1cm" svg:height="1cm" svg:x="13.419cm" svg:y="19cm">
          <text:p text:style-name="P1">9</text:p>
          <text:p text:style-name="P1">18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Соединение" draw:layer="layout" svg:x1="13.911cm" svg:y1="18.5cm" svg:x2="13.919cm" svg:y2="19cm" draw:start-shape="id35" draw:start-glue-point="6" draw:end-shape="id43" draw:end-glue-point="0" svg:d="m13911 18500v251h8v249">
          <text:p/>
        </draw:connector>
        <draw:custom-shape draw:style-name="gr17" draw:text-style-name="P1" xml:id="id40" draw:id="id40" draw:layer="layout" svg:width="0.95cm" svg:height="0.95cm" svg:x="16.268cm" svg:y="4.05cm">
          <text:p text:style-name="P1"><text:span text:style-name="T7">9</text:span></text:p>
          <text:p text:style-name="P1">25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Номерки" draw:layer="layout" svg:width="0.194cm" svg:height="0.403cm" svg:x="5.797cm" svg:y="10.701cm">
          <draw:text-box>
            <text:p>2</text:p>
          </draw:text-box>
        </draw:frame>
        <draw:frame draw:style-name="Номерки" draw:layer="layout" svg:width="0.307cm" svg:height="0.403cm" svg:x="15.787cm" svg:y="12.233cm">
          <draw:text-box>
            <text:p>16</text:p>
          </draw:text-box>
        </draw:frame>
        <draw:frame draw:style-name="Номерки" draw:layer="layout" svg:width="0.307cm" svg:height="0.403cm" svg:x="13.228cm" svg:y="17.098cm">
          <draw:text-box>
            <text:p>17</text:p>
          </draw:text-box>
        </draw:frame>
        <draw:frame draw:style-name="Номерки" draw:layer="layout" svg:width="0.307cm" svg:height="0.403cm" svg:x="12.983cm" svg:y="3.734cm">
          <draw:text-box>
            <text:p>10</text:p>
          </draw:text-box>
        </draw:frame>
        <draw:line draw:style-name="standard" draw:layer="layout" svg:x1="16.504cm" svg:y1="4.423cm" svg:x2="17.004cm" svg:y2="4.423cm">
          <text:p/>
        </draw:line>
        <draw:line draw:style-name="standard" draw:layer="layout" svg:x1="13.686cm" svg:y1="19.399cm" svg:x2="14.186cm" svg:y2="19.399cm">
          <text:p/>
        </draw:line>
        <draw:frame draw:style-name="gr11" draw:layer="layout" svg:width="0.5cm" svg:height="0.5cm" svg:x="14.019cm" svg:y="3.367cm">
          <draw:text-box>
            <text:p>да</text:p>
          </draw:text-box>
        </draw:frame>
        <draw:frame draw:style-name="gr11" draw:layer="layout" svg:width="0.756cm" svg:height="0.5cm" svg:x="15.018cm" svg:y="2.25cm">
          <draw:text-box>
            <text:p>нет</text:p>
          </draw:text-box>
        </draw:frame>
        <draw:frame draw:style-name="gr11" draw:layer="layout" svg:width="0.5cm" svg:height="0.5cm" svg:x="13.919cm" svg:y="18.329cm">
          <draw:text-box>
            <text:p>да</text:p>
          </draw:text-box>
        </draw:frame>
        <draw:frame draw:style-name="gr11" draw:layer="layout" svg:width="0.756cm" svg:height="0.5cm" svg:x="12.161cm" svg:y="17.25cm">
          <draw:text-box>
            <text:p>нет</text:p>
          </draw:text-box>
        </draw:frame>
        <draw:polyline draw:style-name="gr7" xml:id="id44" draw:id="id44" draw:layer="layout" svg:width="0.599cm" svg:height="2.767cm" draw:transform="rotate (3.1415926535892) translate (17.1000000000049cm 8.768cm)" svg:viewBox="0 0 600 2768" draw:points="0,0 600,0 600,2768 0,2768">
          <text:p/>
        </draw:polyline>
        <draw:frame draw:style-name="gr18" draw:text-style-name="P12" draw:layer="layout" svg:width="3.363cm" svg:height="3.909cm" svg:x="16.637cm" svg:y="6.091cm">
          <draw:text-box>
            <text:p text:style-name="P12">Символы '%' означают вывод значения переменной, а не её имени; например, при i=4 будет выведено «A[4]»</text:p>
          </draw:text-box>
        </draw:frame>
        <draw:connector draw:style-name="gr9" draw:layer="layout" draw:type="line" svg:x1="15.018cm" svg:y1="7.25cm" svg:x2="16.5cm" svg:y2="7.384cm" draw:start-shape="id30" draw:start-glue-point="7" draw:end-shape="id44" draw:end-glue-point="3" svg:d="m15018 7250 1482 134">
          <text:p/>
        </draw:connector>
      </draw:page>
      <draw:page draw:name="page3" draw:style-name="dp1" draw:master-page-name="Обычный">
        <draw:g>
          <draw:custom-shape draw:style-name="gr2" draw:text-style-name="P2" xml:id="id54" draw:id="id54" draw:layer="layout" svg:width="2.25cm" svg:height="1.5cm" svg:x="3.264cm" svg:y="20.5cm">
            <text:p text:style-name="P1"><text:span text:style-name="T1">log:=true</text:span></text:p>
            <draw:enhanced-geometry svg:viewBox="0 0 21600 21600" draw:type="rectangle" draw:enhanced-path="M 0 0 L 21600 0 21600 21600 0 21600 0 0 Z N"/>
          </draw:custom-shape>
          <draw:custom-shape draw:style-name="standard" draw:text-style-name="P4" xml:id="id45" draw:id="id45" draw:layer="layout" svg:width="2.25cm" svg:height="1.5cm" svg:x="3.25cm" svg:y="5.5cm">
            <text:p text:style-name="P5"><text:span text:style-name="T1">Введите K.</text:span></text:p>
            <text:p text:style-name="P5"><text:span text:style-name="T5">K∈ℝ.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" draw:text-style-name="P1" xml:id="id46" draw:id="id46" draw:layer="layout" svg:width="2.25cm" svg:height="1.5cm" svg:x="3.268cm" svg:y="7.5cm">
            <text:p text:style-name="P1">K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2" draw:text-style-name="P2" xml:id="id48" draw:id="id48" draw:layer="layout" svg:width="2.25cm" svg:height="1.5cm" svg:x="3.268cm" svg:y="16cm">
            <text:p text:style-name="P1"><text:span text:style-name="T1">ch='N' or </text:span></text:p>
            <text:p text:style-name="P1"><text:span text:style-name="T1">K∈ℝ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standard" draw:text-style-name="P4" xml:id="id49" draw:id="id49" draw:layer="layout" svg:width="2.25cm" svg:height="1.5cm" svg:x="3.268cm" svg:y="11.5cm">
            <text:p text:style-name="P5"><text:span text:style-name="T1">Ошибка! Повторить ввод ('Y'/'N')?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" draw:text-style-name="P1" xml:id="id50" draw:id="id50" draw:layer="layout" svg:width="2.25cm" svg:height="1.5cm" svg:x="3.268cm" svg:y="13.5cm">
            <text:p text:style-name="P1">ch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" draw:text-style-name="P2" xml:id="id47" draw:id="id47" draw:layer="layout" svg:width="2.25cm" svg:height="1.5cm" svg:x="3.268cm" svg:y="9.5cm">
            <text:p text:style-name="P5"><text:span text:style-name="T1">K∈ℝ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Соединение" draw:layer="layout" svg:x1="4.375cm" svg:y1="6.912cm" svg:x2="4.393cm" svg:y2="7.5cm" draw:start-shape="id45" draw:start-glue-point="6" draw:end-shape="id46" draw:end-glue-point="5" svg:d="m4375 6912v339h18v249">
            <text:p/>
          </draw:connector>
          <draw:connector draw:style-name="Соединение" draw:layer="layout" svg:x1="4.393cm" svg:y1="9cm" svg:x2="4.393cm" svg:y2="9.5cm" draw:start-shape="id46" draw:start-glue-point="8" draw:end-shape="id47" draw:end-glue-point="4" svg:d="m4393 9000v500">
            <text:p/>
          </draw:connector>
          <draw:connector draw:style-name="Соединение" draw:layer="layout" draw:line-skew="-0.552cm" svg:x1="3.268cm" svg:y1="16.75cm" svg:x2="4.393cm" svg:y2="4.988cm" draw:start-shape="id48" draw:start-glue-point="5" svg:d="m3268 16750h-768v-11762h1893">
            <text:p/>
          </draw:connector>
          <draw:connector draw:style-name="Соединение" draw:layer="layout" svg:x1="4.393cm" svg:y1="11cm" svg:x2="4.393cm" svg:y2="11.5cm" draw:start-shape="id47" draw:start-glue-point="6" draw:end-shape="id49" draw:end-glue-point="4" svg:d="m4393 11000v500">
            <text:p/>
          </draw:connector>
          <draw:connector draw:style-name="Соединение" draw:layer="layout" svg:x1="4.393cm" svg:y1="12.912cm" svg:x2="4.393cm" svg:y2="13.5cm" draw:start-shape="id49" draw:start-glue-point="6" draw:end-shape="id50" draw:end-glue-point="5" svg:d="m4393 12912v588">
            <text:p/>
          </draw:connector>
          <draw:connector draw:style-name="Соединение" xml:id="id51" draw:id="id51" draw:layer="layout" svg:x1="4.393cm" svg:y1="15cm" svg:x2="4.393cm" svg:y2="16cm" draw:start-shape="id50" draw:start-glue-point="8" draw:end-shape="id48" draw:end-glue-point="4" svg:d="m4393 15000v1000">
            <text:p/>
          </draw:connector>
          <draw:connector draw:style-name="Соединение" draw:layer="layout" draw:line-skew="0.439cm" svg:x1="5.518cm" svg:y1="10.25cm" svg:x2="4.393cm" svg:y2="15.5cm" draw:start-shape="id47" draw:start-glue-point="7" draw:end-shape="id51" draw:end-glue-point="0" svg:d="m5518 10250h655v5250h-1780">
            <text:p/>
          </draw:connector>
          <draw:custom-shape draw:style-name="gr1" draw:text-style-name="P2" xml:id="id52" draw:id="id52" draw:layer="layout" svg:width="2.25cm" svg:height="1.5cm" svg:x="3.25cm" svg:y="3cm">
            <text:p text:style-name="P5"><text:span text:style-name="T1">ch&lt;&gt;'N'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Соединение" draw:layer="layout" svg:x1="4.375cm" svg:y1="4.5cm" svg:x2="4.375cm" svg:y2="5.5cm" draw:start-shape="id52" draw:start-glue-point="6" draw:end-shape="id45" draw:end-glue-point="4" svg:d="m4375 4500v1000">
            <text:p/>
          </draw:connector>
          <draw:custom-shape draw:style-name="gr1" draw:text-style-name="P2" xml:id="id53" draw:id="id53" draw:layer="layout" svg:width="2.25cm" svg:height="1.5cm" svg:x="3.264cm" svg:y="18.5cm">
            <text:p text:style-name="P5"><text:span text:style-name="T1">ch&lt;&gt;'N'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Соединение" xml:id="id59" draw:id="id59" draw:layer="layout" svg:x1="4.393cm" svg:y1="17.5cm" svg:x2="4.389cm" svg:y2="18.5cm" draw:start-shape="id48" draw:start-glue-point="6" draw:end-shape="id53" svg:d="m4393 17500v501h-4v499">
            <text:p/>
          </draw:connector>
          <draw:custom-shape draw:style-name="gr2" draw:text-style-name="P2" xml:id="id56" draw:id="id56" draw:layer="layout" svg:width="2.25cm" svg:height="1.5cm" svg:x="6.264cm" svg:y="20.5cm">
            <text:p text:style-name="P1"><text:span text:style-name="T1">log:=false</text:span></text:p>
            <draw:enhanced-geometry svg:viewBox="0 0 21600 21600" draw:type="rectangle" draw:enhanced-path="M 0 0 L 21600 0 21600 21600 0 21600 0 0 Z N"/>
          </draw:custom-shape>
          <draw:custom-shape draw:style-name="standard" draw:text-style-name="P4" xml:id="id55" draw:id="id55" draw:layer="layout" svg:width="2.25cm" svg:height="0.75cm" svg:x="3.264cm" svg:y="23cm">
            <text:p text:style-name="P3"><text:span text:style-name="T1">Конец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Соединение" xml:id="id57" draw:id="id57" draw:layer="layout" svg:x1="4.389cm" svg:y1="22cm" svg:x2="4.389cm" svg:y2="23cm" draw:start-shape="id54" draw:start-glue-point="2" draw:end-shape="id55" svg:d="m4389 22000v1000">
            <text:p/>
          </draw:connector>
          <draw:connector draw:style-name="Соединение" draw:layer="layout" svg:x1="7.389cm" svg:y1="22cm" svg:x2="4.389cm" svg:y2="22.5cm" draw:start-shape="id56" draw:start-glue-point="2" draw:end-shape="id57" draw:end-glue-point="0" svg:d="m7389 22000v500h-3000">
            <text:p/>
          </draw:connector>
          <draw:connector draw:style-name="Соединение" draw:layer="layout" svg:x1="4.389cm" svg:y1="20cm" svg:x2="4.389cm" svg:y2="20.5cm" draw:start-shape="id53" draw:start-glue-point="6" draw:end-shape="id54" draw:end-glue-point="0" svg:d="m4389 20000v500">
            <text:p/>
          </draw:connector>
          <draw:connector draw:style-name="Соединение" draw:layer="layout" svg:x1="5.514cm" svg:y1="19.25cm" svg:x2="7.389cm" svg:y2="20.5cm" draw:start-shape="id53" draw:start-glue-point="7" draw:end-shape="id56" draw:end-glue-point="0" svg:d="m5514 19250h1875v1250">
            <text:p/>
          </draw:connector>
          <draw:connector draw:style-name="Соединение" draw:layer="layout" svg:x1="8.475cm" svg:y1="17.5cm" svg:x2="4.391cm" svg:y2="18.001cm" draw:start-shape="id58" draw:start-glue-point="6" draw:end-shape="id59" draw:end-glue-point="0" svg:d="m8475 17500v501h-4084">
            <text:p/>
          </draw:connector>
          <draw:frame draw:style-name="gr11" draw:layer="layout" svg:width="0.5cm" svg:height="0.5cm" svg:x="5.518cm" svg:y="9.742cm">
            <draw:text-box>
              <text:p>да</text:p>
            </draw:text-box>
          </draw:frame>
          <draw:frame draw:style-name="gr11" draw:layer="layout" svg:width="0.756cm" svg:height="0.5cm" svg:x="4.393cm" svg:y="10.82cm">
            <draw:text-box>
              <text:p>нет</text:p>
            </draw:text-box>
          </draw:frame>
          <draw:frame draw:style-name="gr19" draw:layer="layout" svg:width="0.405cm" svg:height="0.403cm" svg:x="3.601cm" svg:y="22.67cm">
            <draw:text-box>
              <text:p>28</text:p>
            </draw:text-box>
          </draw:frame>
          <draw:frame draw:style-name="Номерки" draw:layer="layout" svg:width="0.358cm" svg:height="0.403cm" svg:x="6.389cm" svg:y="20.209cm">
            <draw:text-box>
              <text:p>27</text:p>
            </draw:text-box>
          </draw:frame>
          <draw:frame draw:style-name="Номерки" draw:layer="layout" svg:width="0.332cm" svg:height="0.403cm" svg:x="3.668cm" svg:y="3.106cm">
            <draw:text-box>
              <text:p>18</text:p>
            </draw:text-box>
          </draw:frame>
          <draw:frame draw:style-name="Номерки" draw:layer="layout" svg:width="0.307cm" svg:height="0.403cm" svg:x="3.708cm" svg:y="9.611cm">
            <draw:text-box>
              <text:p>21</text:p>
            </draw:text-box>
          </draw:frame>
          <draw:frame draw:style-name="gr20" draw:layer="layout" svg:width="0.358cm" svg:height="0.403cm" svg:x="3.487cm" svg:y="11.159cm">
            <draw:text-box>
              <text:p>22</text:p>
            </draw:text-box>
          </draw:frame>
          <draw:frame draw:style-name="gr21" draw:layer="layout" svg:width="0.358cm" svg:height="0.403cm" svg:x="3.825cm" svg:y="13.178cm">
            <draw:text-box>
              <text:p>23</text:p>
            </draw:text-box>
          </draw:frame>
          <draw:frame draw:style-name="Номерки" draw:layer="layout" svg:width="0.383cm" svg:height="0.403cm" svg:x="3.676cm" svg:y="16.091cm">
            <draw:text-box>
              <text:p>24</text:p>
            </draw:text-box>
          </draw:frame>
          <draw:frame draw:style-name="Номерки" draw:layer="layout" svg:width="0.307cm" svg:height="0.403cm" svg:x="3.447cm" svg:y="5.207cm">
            <draw:text-box>
              <text:p>19</text:p>
            </draw:text-box>
          </draw:frame>
          <draw:frame draw:style-name="Номерки" draw:layer="layout" svg:width="0.358cm" svg:height="0.403cm" svg:x="3.641cm" svg:y="18.597cm">
            <draw:text-box>
              <text:p>25</text:p>
            </draw:text-box>
          </draw:frame>
          <draw:frame draw:style-name="Номерки" draw:layer="layout" svg:width="0.358cm" svg:height="0.403cm" svg:x="3.468cm" svg:y="20.228cm">
            <draw:text-box>
              <text:p>26</text:p>
            </draw:text-box>
          </draw:frame>
          <draw:connector draw:style-name="Соединение" draw:layer="layout" draw:line-skew="1.284cm" svg:x1="5.5cm" svg:y1="3.75cm" svg:x2="4.391cm" svg:y2="18.001cm" draw:start-shape="id52" draw:start-glue-point="7" draw:end-shape="id59" draw:end-glue-point="0" svg:d="m5500 3750h1500v14251h-2609">
            <text:p/>
          </draw:connector>
          <draw:custom-shape draw:style-name="gr3" draw:text-style-name="P1" xml:id="id60" draw:id="id60" draw:layer="layout" svg:width="0.95cm" svg:height="0.95cm" svg:x="3.897cm" svg:y="1.293cm">
            <text:p text:style-name="P1">8</text:p>
            <text:p text:style-name="P1">17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connector draw:style-name="Соединение" draw:layer="layout" svg:x1="4.372cm" svg:y1="2.243cm" svg:x2="4.375cm" svg:y2="3cm" draw:start-shape="id60" draw:start-glue-point="6" draw:end-shape="id52" draw:end-glue-point="4" svg:d="m4372 2243v379h3v378">
            <text:p/>
          </draw:connector>
          <draw:custom-shape draw:style-name="gr3" draw:text-style-name="P1" xml:id="id58" draw:id="id58" draw:layer="layout" svg:width="0.95cm" svg:height="0.95cm" svg:x="8cm" svg:y="16.55cm">
            <text:p text:style-name="P1">8</text:p>
            <text:p text:style-name="P1">9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22" draw:layer="layout" svg:width="0.358cm" svg:height="0.403cm" svg:x="3.826cm" svg:y="7.206cm">
            <draw:text-box>
              <text:p>20</text:p>
            </draw:text-box>
          </draw:frame>
          <draw:line draw:style-name="Соединение" draw:layer="layout" svg:x1="8cm" svg:y1="18cm" svg:x2="7cm" svg:y2="18.001cm">
            <text:p/>
          </draw:line>
          <draw:line draw:style-name="Соединение" draw:layer="layout" svg:x1="7cm" svg:y1="17cm" svg:x2="7cm" svg:y2="18cm">
            <text:p/>
          </draw:line>
          <draw:line draw:style-name="standard" draw:layer="layout" svg:x1="4.143cm" svg:y1="1.67cm" svg:x2="4.643cm" svg:y2="1.67cm">
            <text:p/>
          </draw:line>
          <draw:line draw:style-name="standard" draw:layer="layout" svg:x1="8.247cm" svg:y1="16.921cm" svg:x2="8.747cm" svg:y2="16.921cm">
            <text:p/>
          </draw:line>
          <draw:frame draw:style-name="gr11" draw:layer="layout" svg:width="0.5cm" svg:height="0.5cm" svg:x="4.494cm" svg:y="19.872cm">
            <draw:text-box>
              <text:p>да</text:p>
            </draw:text-box>
          </draw:frame>
          <draw:frame draw:style-name="gr11" draw:layer="layout" svg:width="0.756cm" svg:height="0.5cm" svg:x="5.514cm" svg:y="18.75cm">
            <draw:text-box>
              <text:p>нет</text:p>
            </draw:text-box>
          </draw:frame>
          <draw:frame draw:style-name="gr11" draw:layer="layout" svg:width="0.5cm" svg:height="0.5cm" svg:x="4.384cm" svg:y="17.362cm">
            <draw:text-box>
              <text:p>да</text:p>
            </draw:text-box>
          </draw:frame>
          <draw:frame draw:style-name="gr11" draw:layer="layout" svg:width="0.756cm" svg:height="0.5cm" svg:x="2.512cm" svg:y="16.25cm">
            <draw:text-box>
              <text:p>нет</text:p>
            </draw:text-box>
          </draw:frame>
          <draw:frame draw:style-name="gr11" draw:layer="layout" svg:width="0.5cm" svg:height="0.5cm" svg:x="4.494cm" svg:y="4.396cm">
            <draw:text-box>
              <text:p>да</text:p>
            </draw:text-box>
          </draw:frame>
          <draw:frame draw:style-name="gr11" draw:layer="layout" svg:width="0.756cm" svg:height="0.5cm" svg:x="5.514cm" svg:y="3.274cm">
            <draw:text-box>
              <text:p>нет</text:p>
            </draw:text-box>
          </draw:frame>
        </draw:g>
      </draw:page>
      <draw:page draw:name="page4" draw:style-name="dp1" draw:master-page-name="Обычный">
        <draw:custom-shape draw:style-name="standard" draw:text-style-name="P4" xml:id="id64" draw:id="id64" draw:layer="layout" svg:width="2.25cm" svg:height="0.75cm" svg:x="9.016cm" svg:y="3.274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194cm" svg:height="0.403cm" svg:x="9.45cm" svg:y="3.048cm">
          <draw:text-box>
            <text:p>1</text:p>
          </draw:text-box>
        </draw:frame>
        <draw:custom-shape draw:style-name="standard" draw:text-style-name="P4" xml:id="id63" draw:id="id63" draw:layer="layout" svg:width="2.25cm" svg:height="1.5cm" svg:x="9.016cm" svg:y="4.524cm">
          <text:p text:style-name="P5"><text:span text:style-name="T1">Элементы массива А: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194cm" svg:height="0.403cm" svg:x="9.338cm" svg:y="4.29cm">
          <draw:text-box>
            <text:p>2</text:p>
          </draw:text-box>
        </draw:frame>
        <draw:custom-shape draw:style-name="gr3" draw:text-style-name="P1" xml:id="id61" draw:id="id61" draw:layer="layout" svg:width="2.25cm" svg:height="1.5cm" svg:x="9.016cm" svg:y="6.525cm">
          <text:p text:style-name="P1">i=1;N;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Номерки" draw:layer="layout" svg:width="0.194cm" svg:height="0.403cm" svg:x="9.642cm" svg:y="6.294cm">
          <draw:text-box>
            <text:p>3</text:p>
          </draw:text-box>
        </draw:frame>
        <draw:custom-shape draw:style-name="standard" draw:text-style-name="P4" xml:id="id62" draw:id="id62" draw:layer="layout" svg:width="2.25cm" svg:height="1.5cm" svg:x="9.016cm" svg:y="8.524cm">
          <text:p text:style-name="P5"><text:span text:style-name="T1">A[i],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205cm" svg:height="0.403cm" svg:x="9.333cm" svg:y="8.29cm">
          <draw:text-box>
            <text:p>4</text:p>
          </draw:text-box>
        </draw:frame>
        <draw:connector draw:style-name="Соединение" draw:layer="layout" svg:x1="10.141cm" svg:y1="8.025cm" svg:x2="10.141cm" svg:y2="8.524cm" draw:start-shape="id61" draw:start-glue-point="6" draw:end-shape="id62" draw:end-glue-point="4" svg:d="m10141 8025v499">
          <text:p/>
        </draw:connector>
        <draw:connector draw:style-name="Соединение" draw:layer="layout" svg:x1="10.141cm" svg:y1="5.936cm" svg:x2="10.141cm" svg:y2="6.525cm" draw:start-shape="id63" draw:start-glue-point="6" draw:end-shape="id61" draw:end-glue-point="4" svg:d="m10141 5936v589">
          <text:p/>
        </draw:connector>
        <draw:connector draw:style-name="Соединение" draw:layer="layout" svg:x1="10.141cm" svg:y1="4.024cm" svg:x2="10.141cm" svg:y2="4.524cm" draw:start-shape="id64" draw:start-glue-point="6" draw:end-shape="id63" draw:end-glue-point="4" svg:d="m10141 4024v500">
          <text:p/>
        </draw:connector>
        <draw:connector draw:style-name="gr23" draw:layer="layout" svg:x1="10.141cm" svg:y1="9.936cm" svg:x2="9.016cm" svg:y2="7.275cm" draw:start-shape="id62" draw:start-glue-point="6" draw:end-shape="id61" draw:end-glue-point="5" svg:d="m10141 9936v605h-1641v-3266h516">
          <text:p/>
        </draw:connector>
        <draw:custom-shape draw:style-name="standard" draw:text-style-name="P4" xml:id="id65" draw:id="id65" draw:layer="layout" svg:width="2.25cm" svg:height="1.5cm" svg:x="9.016cm" svg:y="11.524cm">
          <text:p text:style-name="P5"><text:span text:style-name="T1">Сравниваются с %К%.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194cm" svg:height="0.403cm" svg:x="9.338cm" svg:y="11.29cm">
          <draw:text-box>
            <text:p>5</text:p>
          </draw:text-box>
        </draw:frame>
        <draw:custom-shape draw:style-name="standard" draw:text-style-name="P4" xml:id="id66" draw:id="id66" draw:layer="layout" svg:width="2.25cm" svg:height="1.5cm" svg:x="9.016cm" svg:y="13.524cm">
          <text:p text:style-name="P5"><text:span text:style-name="T1">Продолжить</text:span></text:p>
          <text:p text:style-name="P5"><text:span text:style-name="T1">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194cm" svg:height="0.403cm" svg:x="9.338cm" svg:y="13.29cm">
          <draw:text-box>
            <text:p>6</text:p>
          </draw:text-box>
        </draw:frame>
        <draw:custom-shape draw:style-name="gr3" draw:text-style-name="P1" xml:id="id67" draw:id="id67" draw:layer="layout" svg:width="2.25cm" svg:height="1.5cm" svg:x="9.016cm" svg:y="15.524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68" draw:id="id68" draw:layer="layout" svg:width="2.25cm" svg:height="1.5cm" svg:x="9.016cm" svg:y="17.524cm">
          <text:p text:style-name="P1"><text:span text:style-name="T1">log:=</text:span></text:p>
          <text:p text:style-name="P1"><text:span text:style-name="T1">(ch=='Y')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205cm" svg:height="0.403cm" svg:x="9.333cm" svg:y="17.298cm">
          <draw:text-box>
            <text:p>8</text:p>
          </draw:text-box>
        </draw:frame>
        <draw:custom-shape draw:style-name="standard" draw:text-style-name="P4" xml:id="id69" draw:id="id69" draw:layer="layout" svg:width="2.25cm" svg:height="0.75cm" svg:x="9.016cm" svg:y="19.75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194cm" svg:height="0.403cm" svg:x="9.451cm" svg:y="19.524cm">
          <draw:text-box>
            <text:p>9</text:p>
          </draw:text-box>
        </draw:frame>
        <draw:connector draw:style-name="gr24" draw:layer="layout" draw:line-skew="1.325cm" svg:x1="11.266cm" svg:y1="7.275cm" svg:x2="10.141cm" svg:y2="11.524cm" draw:start-shape="id61" draw:start-glue-point="7" draw:end-shape="id65" draw:end-glue-point="4" svg:d="m11266 7275h516v3725h-1641v524">
          <text:p/>
        </draw:connector>
        <draw:connector draw:style-name="Соединение" draw:layer="layout" svg:x1="10.141cm" svg:y1="12.936cm" svg:x2="10.141cm" svg:y2="13.524cm" draw:start-shape="id65" draw:start-glue-point="6" draw:end-shape="id66" draw:end-glue-point="4" svg:d="m10141 12936v588">
          <text:p/>
        </draw:connector>
        <draw:connector draw:style-name="Соединение" draw:layer="layout" svg:x1="10.141cm" svg:y1="14.936cm" svg:x2="10.141cm" svg:y2="15.524cm" draw:start-shape="id66" draw:start-glue-point="6" draw:end-shape="id67" draw:end-glue-point="5" svg:d="m10141 14936v588">
          <text:p/>
        </draw:connector>
        <draw:connector draw:style-name="Соединение" draw:layer="layout" svg:x1="10.141cm" svg:y1="17.024cm" svg:x2="10.141cm" svg:y2="17.524cm" draw:start-shape="id67" draw:start-glue-point="8" draw:end-shape="id68" draw:end-glue-point="0" svg:d="m10141 17024v500">
          <text:p/>
        </draw:connector>
        <draw:connector draw:style-name="Соединение" draw:layer="layout" svg:x1="10.141cm" svg:y1="19.024cm" svg:x2="10.141cm" svg:y2="19.75cm" draw:start-shape="id68" draw:start-glue-point="2" draw:end-shape="id69" draw:end-glue-point="4" svg:d="m10141 19024v726">
          <text:p/>
        </draw:connector>
        <draw:frame draw:style-name="Номерки" draw:layer="layout" svg:width="0.194cm" svg:height="0.403cm" svg:x="9.638cm" svg:y="15.244cm">
          <draw:text-box>
            <text:p>7</text:p>
          </draw:text-box>
        </draw:frame>
        <draw:polyline draw:style-name="gr7" xml:id="id70" draw:id="id70" draw:layer="layout" svg:width="0.599cm" svg:height="7.583cm" draw:transform="rotate (3.1415926535892) translate (13.5000000001131cm 9cm)" svg:viewBox="0 0 600 7584" draw:points="0,0 600,0 600,7584 0,7584">
          <text:p/>
        </draw:polyline>
        <draw:connector draw:style-name="gr9" draw:layer="layout" draw:type="line" svg:x1="11.266cm" svg:y1="3.649cm" svg:x2="12.9cm" svg:y2="5.208cm" draw:start-shape="id64" draw:start-glue-point="7" draw:end-shape="id70" draw:end-glue-point="3" svg:d="m11266 3649 1634 1559">
          <text:p/>
        </draw:connector>
        <draw:frame draw:style-name="gr10" draw:text-style-name="P11" draw:layer="layout" svg:width="7cm" svg:height="7.701cm" svg:x="13cm" svg:y="1.5cm">
          <draw:text-box>
            <text:p text:style-name="P11">Подпрограмма CheckData - организация проверки пользователем введенных значений.</text:p>
            <text:p text:style-name="P12"><text:span text:style-name="T3">procedure CheckData(const N:integer; </text:span></text:p>
            <text:p text:style-name="P12"><text:span text:style-name="T3"><text:tab/></text:span><text:span text:style-name="T3">const A:mass; K:real; var log:boolean);</text:span></text:p>
            <text:p text:style-name="P11">Передаваемые параметры:</text:p>
            <text:p text:style-name="P11">A - массив из N вещественных элементов - анализируемый массив;</text:p>
            <text:p text:style-name="P11">N - натуральное - количество элементов массива А;</text:p>
            <text:p text:style-name="P11">K - <text:s/>вещественное - число, с которым сравниваются элементы А.</text:p>
            <text:p text:style-name="P11">log - булевская - показывает, не отказался ли пользователь от введённых данных (true - не отказался, false - отказался).</text:p>
            <text:p text:style-name="P11">Используемые локальные переменные:</text:p>
            <text:p text:style-name="P11">i - переменная-счётчик;</text:p>
            <text:p text:style-name="P11">ch - символ - ответ пользователя ('Y'/'N') на запрос программы.</text:p>
            <text:p text:style-name="P11"/>
            <text:p text:style-name="P11"/>
          </draw:text-box>
        </draw:frame>
        <draw:polyline draw:style-name="gr7" xml:id="id71" draw:id="id71" draw:layer="layout" svg:width="-0.599cm" svg:height="-1.676cm" svg:x="13.6cm" svg:y="12.677cm" svg:viewBox="0 0 -600 -1677" draw:points="0,0 600,0 600,1677 0,1677">
          <text:p/>
        </draw:polyline>
        <draw:frame draw:style-name="gr18" draw:text-style-name="P12" draw:layer="layout" svg:width="3.363cm" svg:height="1.677cm" svg:x="13.137cm" svg:y="11cm">
          <draw:text-box>
            <text:p text:style-name="P12">Символы '%' означают вывод значения переменной, а не её имени</text:p>
          </draw:text-box>
        </draw:frame>
        <draw:connector draw:style-name="gr9" draw:layer="layout" draw:type="line" svg:x1="11.266cm" svg:y1="12.274cm" svg:x2="13cm" svg:y2="11.838cm" draw:start-shape="id65" draw:start-glue-point="7" draw:end-shape="id71" draw:end-glue-point="3" svg:d="m11266 12274 1734-436">
          <text:p/>
        </draw:connector>
      </draw:page>
      <draw:page draw:name="page5" draw:style-name="dp1" draw:master-page-name="Обычный">
        <draw:custom-shape draw:style-name="standard" draw:text-style-name="P4" xml:id="id72" draw:id="id72" draw:layer="layout" svg:width="2.25cm" svg:height="0.75cm" svg:x="9cm" svg:y="5.009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194cm" svg:height="0.403cm" svg:x="9.434cm" svg:y="4.783cm">
          <draw:text-box>
            <text:p>1</text:p>
          </draw:text-box>
        </draw:frame>
        <draw:custom-shape draw:style-name="gr2" draw:text-style-name="P2" xml:id="id73" draw:id="id73" draw:layer="layout" svg:width="2.25cm" svg:height="1.5cm" svg:x="9cm" svg:y="6.259cm">
          <text:p text:style-name="P1"><text:span text:style-name="T1">eq:=0;ov:=0;und:=0;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194cm" svg:height="0.403cm" svg:x="9.322cm" svg:y="6.033cm">
          <draw:text-box>
            <text:p>2</text:p>
          </draw:text-box>
        </draw:frame>
        <draw:custom-shape draw:style-name="gr3" draw:text-style-name="P1" xml:id="id74" draw:id="id74" draw:layer="layout" svg:width="2.25cm" svg:height="1.5cm" svg:x="9cm" svg:y="8.259cm">
          <text:p text:style-name="P1">i=1;N;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2" xml:id="id75" draw:id="id75" draw:layer="layout" svg:width="2.25cm" svg:height="1.5cm" svg:x="9cm" svg:y="10.259cm">
          <text:p text:style-name="P1"><text:span text:style-name="T1">A[i]==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Номерки" draw:layer="layout" svg:width="0.205cm" svg:height="0.403cm" svg:x="9.429cm" svg:y="10.386cm">
          <draw:text-box>
            <text:p>4</text:p>
          </draw:text-box>
        </draw:frame>
        <draw:custom-shape draw:style-name="gr1" draw:text-style-name="P2" xml:id="id77" draw:id="id77" draw:layer="layout" svg:width="2.25cm" svg:height="1.5cm" svg:x="11.5cm" svg:y="12.259cm">
          <text:p text:style-name="P1"><text:span text:style-name="T1">A[i]&lt;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Номерки" draw:layer="layout" svg:width="0.194cm" svg:height="0.403cm" svg:x="11.934cm" svg:y="12.386cm">
          <draw:text-box>
            <text:p>6</text:p>
          </draw:text-box>
        </draw:frame>
        <draw:custom-shape draw:style-name="gr2" draw:text-style-name="P2" xml:id="id76" draw:id="id76" draw:layer="layout" svg:width="2.25cm" svg:height="1.5cm" svg:x="6.5cm" svg:y="12.259cm">
          <text:p text:style-name="P1"><text:span text:style-name="T1">eq:=eq+1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194cm" svg:height="0.403cm" svg:x="6.822cm" svg:y="12.033cm">
          <draw:text-box>
            <text:p>5</text:p>
          </draw:text-box>
        </draw:frame>
        <draw:custom-shape draw:style-name="gr2" draw:text-style-name="P2" xml:id="id78" draw:id="id78" draw:layer="layout" svg:width="2.25cm" svg:height="1.5cm" svg:x="11.5cm" svg:y="14.485cm">
          <text:p text:style-name="P1"><text:span text:style-name="T1">und:=und+1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194cm" svg:height="0.403cm" svg:x="11.822cm" svg:y="14.259cm">
          <draw:text-box>
            <text:p>7</text:p>
          </draw:text-box>
        </draw:frame>
        <draw:custom-shape draw:style-name="gr2" draw:text-style-name="P2" xml:id="id79" draw:id="id79" draw:layer="layout" svg:width="2.25cm" svg:height="1.5cm" svg:x="14.5cm" svg:y="14.485cm">
          <text:p text:style-name="P1"><text:span text:style-name="T1">ov:=ov+1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205cm" svg:height="0.403cm" svg:x="14.817cm" svg:y="14.259cm">
          <draw:text-box>
            <text:p>8</text:p>
          </draw:text-box>
        </draw:frame>
        <draw:custom-shape draw:style-name="standard" draw:text-style-name="P4" xml:id="id81" draw:id="id81" draw:layer="layout" svg:width="2.25cm" svg:height="0.75cm" svg:x="14.5cm" svg:y="10.647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194cm" svg:height="0.403cm" svg:x="14.935cm" svg:y="10.421cm">
          <draw:text-box>
            <text:p>9</text:p>
          </draw:text-box>
        </draw:frame>
        <draw:connector draw:style-name="Соединение" draw:layer="layout" svg:x1="10.125cm" svg:y1="5.759cm" svg:x2="10.125cm" svg:y2="6.259cm" draw:start-shape="id72" draw:start-glue-point="6" draw:end-shape="id73" draw:end-glue-point="0" svg:d="m10125 5759v500">
          <text:p/>
        </draw:connector>
        <draw:connector draw:style-name="Соединение" draw:layer="layout" svg:x1="10.125cm" svg:y1="7.759cm" svg:x2="10.125cm" svg:y2="8.259cm" draw:start-shape="id73" draw:start-glue-point="2" draw:end-shape="id74" draw:end-glue-point="4" svg:d="m10125 7759v500">
          <text:p/>
        </draw:connector>
        <draw:connector draw:style-name="Соединение" draw:layer="layout" svg:x1="10.125cm" svg:y1="9.759cm" svg:x2="10.125cm" svg:y2="10.259cm" draw:start-shape="id74" draw:start-glue-point="6" draw:end-shape="id75" draw:end-glue-point="4" svg:d="m10125 9759v500">
          <text:p/>
        </draw:connector>
        <draw:connector draw:style-name="Соединение" draw:layer="layout" svg:x1="9cm" svg:y1="11.009cm" svg:x2="7.625cm" svg:y2="12.259cm" draw:start-shape="id75" draw:start-glue-point="5" draw:end-shape="id76" svg:d="m9000 11009h-1375v1250">
          <text:p/>
        </draw:connector>
        <draw:connector draw:style-name="Соединение" draw:layer="layout" svg:x1="11.25cm" svg:y1="11.009cm" svg:x2="12.625cm" svg:y2="12.259cm" draw:start-shape="id75" draw:start-glue-point="7" draw:end-shape="id77" svg:d="m11250 11009h1375v1250">
          <text:p/>
        </draw:connector>
        <draw:connector draw:style-name="Соединение" draw:layer="layout" svg:x1="12.625cm" svg:y1="13.759cm" svg:x2="12.625cm" svg:y2="14.485cm" draw:start-shape="id77" draw:start-glue-point="6" draw:end-shape="id78" draw:end-glue-point="0" svg:d="m12625 13759v726">
          <text:p/>
        </draw:connector>
        <draw:connector draw:style-name="Соединение" draw:layer="layout" svg:x1="13.75cm" svg:y1="13.009cm" svg:x2="15.625cm" svg:y2="14.485cm" draw:start-shape="id77" draw:start-glue-point="7" draw:end-shape="id79" draw:end-glue-point="0" svg:d="m13750 13009h1875v1476">
          <text:p/>
        </draw:connector>
        <draw:connector draw:style-name="gr25" xml:id="id80" draw:id="id80" draw:layer="layout" svg:x1="7.625cm" svg:y1="13.759cm" svg:x2="9cm" svg:y2="9.009cm" draw:start-shape="id76" draw:start-glue-point="2" draw:end-shape="id74" draw:end-glue-point="5" svg:d="m7625 13759v515h-1640v-5265h3015">
          <text:p/>
        </draw:connector>
        <draw:connector draw:style-name="gr26" draw:layer="layout" svg:x1="12.625cm" svg:y1="15.985cm" svg:x2="5.985cm" svg:y2="14.274cm" draw:start-shape="id78" draw:start-glue-point="2" draw:end-shape="id80" draw:end-glue-point="0" svg:d="m12625 15985v515h-6640v-2226">
          <text:p/>
        </draw:connector>
        <draw:connector draw:style-name="gr27" draw:layer="layout" svg:x1="15.625cm" svg:y1="15.985cm" svg:x2="5.985cm" svg:y2="14.274cm" draw:start-shape="id79" draw:start-glue-point="2" draw:end-shape="id80" draw:end-glue-point="0" svg:d="m15625 15985v515h-9640v-2226">
          <text:p/>
        </draw:connector>
        <draw:line draw:style-name="Соединение" draw:layer="layout" svg:x1="13.5cm" svg:y1="16.5cm" svg:x2="12.635cm" svg:y2="16.5cm">
          <text:p/>
        </draw:line>
        <draw:line draw:style-name="Соединение" draw:layer="layout" svg:x1="6.821cm" svg:y1="14.274cm" svg:x2="6.04cm" svg:y2="14.274cm">
          <text:p/>
        </draw:line>
        <draw:line draw:style-name="Соединение" draw:layer="layout" svg:x1="6cm" svg:y1="15cm" svg:x2="6cm" svg:y2="14.26cm">
          <text:p/>
        </draw:line>
        <draw:frame draw:style-name="Номерки" draw:layer="layout" svg:width="0.194cm" svg:height="0.403cm" svg:x="9.626cm" svg:y="8.028cm">
          <draw:text-box>
            <text:p>3</text:p>
          </draw:text-box>
        </draw:frame>
        <draw:connector draw:style-name="Соединение" draw:layer="layout" draw:line-skew="5.86cm" svg:x1="11.25cm" svg:y1="9.009cm" svg:x2="15.625cm" svg:y2="10.647cm" draw:start-shape="id74" draw:start-glue-point="7" draw:end-shape="id81" draw:end-glue-point="4" svg:d="m11250 9009h4375v1638">
          <text:p/>
        </draw:connector>
        <draw:polyline draw:style-name="gr7" xml:id="id82" draw:id="id82" draw:layer="layout" svg:width="0.599cm" svg:height="6.73cm" draw:transform="rotate (3.1415926535892) translate (13.1000000001005cm 7.796cm)" svg:viewBox="0 0 600 6731" draw:points="0,0 600,0 600,6731 0,6731">
          <text:p/>
        </draw:polyline>
        <draw:connector draw:style-name="gr9" draw:layer="layout" draw:type="line" svg:x1="11.25cm" svg:y1="5.384cm" svg:x2="12.5cm" svg:y2="4.43cm" draw:start-shape="id72" draw:start-glue-point="7" draw:end-shape="id82" draw:end-glue-point="3" svg:d="m11250 5384 1250-954">
          <text:p/>
        </draw:connector>
        <draw:frame draw:style-name="gr28" draw:text-style-name="P11" draw:layer="layout" svg:width="7cm" svg:height="6.621cm" svg:x="12.6cm" svg:y="1.149cm">
          <draw:text-box>
            <text:p text:style-name="P12">Подпрограмма Analyze - анализ элементов массива относительно заданного числа.</text:p>
            <text:p text:style-name="P12"><text:span text:style-name="T3">procedure Analyze(const N:integer; const A:mass; const K: real; var eq,und,ov:integer);</text:span></text:p>
            <text:p text:style-name="P11">Используемые параметры:</text:p>
            <text:p text:style-name="P11">A - массив из N вещественных элементов - анализируемый массив;</text:p>
            <text:p text:style-name="P11">N - натуральное - количество элементов массива А;</text:p>
            <text:p text:style-name="P11">K - <text:s/>вещественное - число, с которым сравниваются элементы А.</text:p>
            <text:p text:style-name="P11">eq - количество элементов, равных К;</text:p>
            <text:p text:style-name="P11">ov - количество элементов, больших К;</text:p>
            <text:p text:style-name="P11">und - количество элементов, меньших К.</text:p>
            <text:p text:style-name="P11">Используемые локальные переменные:</text:p>
            <text:p text:style-name="P11">i - переменная-счётчик.</text:p>
            <text:p text:style-name="P11"/>
          </draw:text-box>
        </draw:frame>
        <draw:line draw:style-name="Соединение" draw:layer="layout" svg:x1="12.625cm" svg:y1="16.197cm" svg:x2="12.625cm" svg:y2="16.5cm">
          <text:p/>
        </draw:line>
      </draw:page>
      <draw:page draw:name="page6" draw:style-name="dp1" draw:master-page-name="Обычный">
        <draw:custom-shape draw:style-name="standard" draw:text-style-name="P4" xml:id="id83" draw:id="id83" draw:layer="layout" svg:width="2.25cm" svg:height="0.75cm" svg:x="9cm" svg:y="2.774cm">
          <text:p text:style-name="P3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194cm" svg:height="0.403cm" svg:x="9.434cm" svg:y="2.548cm">
          <draw:text-box>
            <text:p>1</text:p>
          </draw:text-box>
        </draw:frame>
        <draw:custom-shape draw:style-name="standard" draw:text-style-name="P4" xml:id="id84" draw:id="id84" draw:layer="layout" svg:width="2.25cm" svg:height="1.5cm" svg:x="9cm" svg:y="4.024cm">
          <text:p text:style-name="P5"><text:span text:style-name="T1">%ov% элементов &gt; </text:span></text:p>
          <text:p text:style-name="P5"><text:span text:style-name="T1">%K%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194cm" svg:height="0.403cm" svg:x="9.322cm" svg:y="3.79cm">
          <draw:text-box>
            <text:p>2</text:p>
          </draw:text-box>
        </draw:frame>
        <draw:connector draw:style-name="Соединение" draw:layer="layout" svg:x1="10.125cm" svg:y1="3.524cm" svg:x2="10.125cm" svg:y2="4.024cm" draw:start-shape="id83" draw:start-glue-point="6" draw:end-shape="id84" draw:end-glue-point="4" svg:d="m10125 3524v500">
          <text:p/>
        </draw:connector>
        <draw:custom-shape draw:style-name="standard" draw:text-style-name="P4" xml:id="id85" draw:id="id85" draw:layer="layout" svg:width="2.25cm" svg:height="1.5cm" svg:x="9cm" svg:y="6.024cm">
          <text:p text:style-name="P5"><text:span text:style-name="T1">%und% элементов &lt; </text:span></text:p>
          <text:p text:style-name="P5"><text:span text:style-name="T1">%K%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194cm" svg:height="0.403cm" svg:x="9.322cm" svg:y="5.79cm">
          <draw:text-box>
            <text:p>3</text:p>
          </draw:text-box>
        </draw:frame>
        <draw:custom-shape draw:style-name="standard" draw:text-style-name="P4" xml:id="id86" draw:id="id86" draw:layer="layout" svg:width="2.25cm" svg:height="1.5cm" svg:x="9cm" svg:y="8.024cm">
          <text:p text:style-name="P5"><text:span text:style-name="T1">%eq% элементов = </text:span></text:p>
          <text:p text:style-name="P5"><text:span text:style-name="T1">%K%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205cm" svg:height="0.403cm" svg:x="9.317cm" svg:y="7.79cm">
          <draw:text-box>
            <text:p>4</text:p>
          </draw:text-box>
        </draw:frame>
        <draw:custom-shape draw:style-name="standard" draw:text-style-name="P4" xml:id="id87" draw:id="id87" draw:layer="layout" svg:width="2.25cm" svg:height="0.75cm" svg:x="9cm" svg:y="10.25cm">
          <text:p text:style-name="P3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194cm" svg:height="0.403cm" svg:x="9.435cm" svg:y="10.024cm">
          <draw:text-box>
            <text:p>5</text:p>
          </draw:text-box>
        </draw:frame>
        <draw:connector draw:style-name="Соединение" draw:layer="layout" svg:x1="10.125cm" svg:y1="5.436cm" svg:x2="10.125cm" svg:y2="6.024cm" draw:start-shape="id84" draw:start-glue-point="6" draw:end-shape="id85" draw:end-glue-point="4" svg:d="m10125 5436v588">
          <text:p/>
        </draw:connector>
        <draw:connector draw:style-name="Соединение" draw:layer="layout" svg:x1="10.125cm" svg:y1="7.436cm" svg:x2="10.125cm" svg:y2="8.024cm" draw:start-shape="id85" draw:start-glue-point="6" draw:end-shape="id86" draw:end-glue-point="4" svg:d="m10125 7436v588">
          <text:p/>
        </draw:connector>
        <draw:connector draw:style-name="Соединение" draw:layer="layout" svg:x1="10.125cm" svg:y1="9.436cm" svg:x2="10.125cm" svg:y2="10.25cm" draw:start-shape="id86" draw:start-glue-point="6" draw:end-shape="id87" draw:end-glue-point="4" svg:d="m10125 9436v814">
          <text:p/>
        </draw:connector>
        <draw:polyline draw:style-name="gr7" xml:id="id88" draw:id="id88" draw:layer="layout" svg:width="0.599cm" svg:height="4.35cm" draw:transform="rotate (3.1415926535892) translate (13.0000000000668cm 5.351cm)" svg:viewBox="0 0 600 4351" draw:points="0,0 600,0 600,4351 0,4351">
          <text:p/>
        </draw:polyline>
        <draw:connector draw:style-name="gr9" draw:layer="layout" draw:type="line" svg:x1="11.25cm" svg:y1="3.149cm" svg:x2="12.4cm" svg:y2="3.175cm" draw:start-shape="id83" draw:start-glue-point="7" draw:end-shape="id88" draw:end-glue-point="3" svg:d="m11250 3149 1150 26">
          <text:p/>
        </draw:connector>
        <draw:frame draw:style-name="gr29" draw:text-style-name="P11" draw:layer="layout" svg:width="7cm" svg:height="4.621cm" svg:x="12.5cm" svg:y="1.084cm">
          <draw:text-box>
            <text:p text:style-name="P12">Подпрограмма PrintData - вывод результатов работы программы анализа массива относительно заданного числа.</text:p>
            <text:p text:style-name="P12"><text:span text:style-name="T3">procedure PrintData(const eq,und,ov:integer; const K:real);</text:span></text:p>
            <text:p text:style-name="P11">Используемые параметры:</text:p>
            <text:p text:style-name="P11">K - <text:s/>вещественное - число, с которым сравниваются элементы анализируемого массива.</text:p>
            <text:p text:style-name="P11">eq - количество элементов, равных К;</text:p>
            <text:p text:style-name="P11">ov - количество элементов, больших К;</text:p>
            <text:p text:style-name="P11">und - количество элементов, меньших К.</text:p>
            <text:p text:style-name="P11"/>
          </draw:text-box>
        </draw:frame>
        <draw:polyline draw:style-name="gr7" xml:id="id89" draw:id="id89" draw:layer="layout" svg:width="-0.599cm" svg:height="-1.676cm" svg:x="8cm" svg:y="5.5cm" svg:viewBox="0 0 -600 -1677" draw:points="600,0 0,0 0,1677 600,1677">
          <text:p/>
        </draw:polyline>
        <draw:frame draw:style-name="gr18" draw:text-style-name="P11" draw:layer="layout" svg:width="4cm" svg:height="1.677cm" svg:x="4cm" svg:y="3.823cm">
          <draw:text-box>
            <text:p text:style-name="P10">Символы '%' означает вывод значения переменной, а не её имени; аналогично и ниже.</text:p>
          </draw:text-box>
        </draw:frame>
        <draw:connector draw:style-name="gr9" draw:layer="layout" draw:type="line" svg:x1="9cm" svg:y1="4.774cm" svg:x2="8cm" svg:y2="4.661cm" draw:start-shape="id84" draw:end-shape="id89" draw:end-glue-point="1" svg:d="m9000 4774-1000-113">
          <text:p/>
        </draw:connector>
      </draw:page>
      <draw:page draw:name="page7" draw:style-name="dp1" draw:master-page-name="Обычный">
        <draw:frame draw:style-name="gr30" draw:text-style-name="P1" draw:layer="layout" svg:width="6.481cm" svg:height="22.488cm" svg:x="2.486cm" svg:y="1.278cm">
          <draw:image xlink:href="Pictures/2000042F00001952000057D967E2556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65" draw:display-name="Hatch 65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65" draw:display-name="Dash 65" draw:style="rect" draw:dots1="1" draw:dots1-length="0.02cm" draw:dots2="1" draw:dots2-length="0.02cm" draw:distance="0.02cm"/>
    <draw:stroke-dash draw:name="Fine_20_Dashed" draw:display-name="Fine Dashed" draw:style="rect" draw:dots1="1" draw:dots1-length="0.41cm" draw:dots2="1" draw:dots2-length="0.41cm" draw:distance="0.3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65" svg:stroke-width="0.03cm" svg:stroke-color="#000000" draw:marker-start-width="0.245cm" draw:marker-start-center="false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2cm" draw:start-line-spacing-vertical="0.2cm" draw:end-line-spacing-horizontal="0.5cm" draw:end-line-spacing-vertical="0.2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оединение" style:family="graphic" style:parent-style-name="standard">
      <style:graphic-properties draw:marker-end="Стили_20_стрелок_20_1" draw:marker-end-width="0.3cm"/>
    </style:style>
    <style:style style:name="Номерки" style:family="graphic" style:parent-style-name="standard">
      <style:graphic-properties draw:stroke="none" draw:stroke-dash="Dash_20_65" svg:stroke-width="0.03cm" svg:stroke-color="#000000" draw:marker-start-width="0.245cm" draw:marker-start-center="false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6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Номерки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/>
    </style:style>
    <style:style style:name="plain_5f_text" style:display-name="plain_text" style:family="graphic">
      <style:paragraph-properties fo:margin-left="0cm" fo:margin-right="0cm" fo:line-height="150%" fo:text-align="justify" fo:text-indent="1.727cm" style:text-autospace="none"/>
      <style:text-properties fo:font-size="14pt" style:font-size-asian="14pt" style:font-size-complex="14pt"/>
    </style:style>
    <style:style style:name="prog_5f_text" style:display-name="prog_text" style:family="graphic">
      <style:paragraph-properties fo:margin-left="0cm" fo:margin-right="0cm" fo:line-height="150%" fo:text-align="start" fo:text-indent="0cm" style:text-autospace="none"/>
      <style:text-properties fo:font-family="'Courier New'" style:font-family-generic="modern" style:font-pitch="fixed" fo:font-size="10pt" style:font-size-asian="10pt" style:font-size-complex="10pt"/>
    </style:style>
  </office:styles>
  <office:automatic-styles>
    <style:page-layout style:name="PM0">
      <style:page-layout-properties fo:margin-top="1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0T08:14:55</meta:creation-date>
    <dc:date>2011-02-20T12:16:25</dc:date>
    <meta:editing-duration>PT13H21M54S</meta:editing-duration>
    <meta:editing-cycles>95</meta:editing-cycles>
    <meta:generator>LibreOffice/3.3$Unix LibreOffice_project/330m19$Build-6</meta:generator>
    <meta:document-statistic meta:object-count="275"/>
  </office:meta>
</office:document-meta>
</file>